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mo report</text:p>
      <text:p text:style-name="Normal">1. Introduction</text:p>
      <text:p text:style-name="Normal">2. Executive summary</text:p>
      <text:p text:style-name="Normal">3. The proble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oby clarke</meta:initial-creator>
    <dc:creator>toby clarke</dc:creator>
    <meta:creation-date>2025-03-07T16:00:00Z</meta:creation-date>
    <dc:date>2025-03-07T16:01:00Z</dc:date>
    <meta:template xlink:href="Normal" xlink:type="simple"/>
    <meta:editing-cycles>1</meta:editing-cycles>
    <meta:editing-duration>PT60S</meta:editing-duration>
    <meta:document-statistic meta:page-count="1" meta:paragraph-count="1" meta:word-count="9" meta:character-count="63" meta:row-count="1" meta:non-whitespace-character-count="55"/>
  </office:meta>
</office:document-meta>
</file>